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5CA5A4DB.png" manifest:media-type="image/png"/>
  <manifest:file-entry manifest:full-path="Pictures/100000010000020000000200CA80298C.png" manifest:media-type="image/png"/>
  <manifest:file-entry manifest:full-path="Pictures/10000001000003D40000026A74C9AD17.png" manifest:media-type="image/png"/>
  <manifest:file-entry manifest:full-path="Pictures/100000010000020000000200A9925FD2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33cm" loext:decorative="false"/>
      <style:paragraph-properties style:writing-mode="lr-tb"/>
    </style:style>
    <style:style style:name="gr2" style:family="graphic" style:parent-style-name="standard">
      <style:graphic-properties svg:stroke-width="0.02cm" svg:stroke-color="#42a5f5" draw:marker-start-width="0.33cm" draw:marker-end-width="0.33cm" draw:fill="none" draw:textarea-horizontal-align="justify" draw:textarea-vertical-align="middle" draw:auto-grow-height="false" fo:min-height="2.731cm" fo:min-width="4.158cm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03cm" draw:marker-start-width="0.35cm" draw:marker-end="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svg:stroke-color="#42a5f5" draw:marker-start-width="0.345cm" draw:marker-end-width="0.345cm" draw:fill="solid" draw:fill-color="#42a5f5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2cm" svg:stroke-color="#ef5350" draw:marker-start-width="0.33cm" draw:marker-end-width="0.33cm" draw:fill="none" draw:textarea-horizontal-align="justify" draw:textarea-vertical-align="middle" draw:auto-grow-height="false" fo:min-height="2.731cm" fo:min-width="4.158cm" fo:padding-top="0.135cm" fo:padding-bottom="0.135cm" fo:padding-left="0.26cm" fo:padding-right="0.26cm" loext:decorative="false"/>
    </style:style>
    <style:style style:name="gr9" style:family="graphic" style:parent-style-name="standard">
      <style:graphic-properties svg:stroke-width="0.03cm" svg:stroke-color="#ef5350" draw:marker-start-width="0.345cm" draw:marker-end-width="0.345cm" draw:fill="solid" draw:fill-color="#42a5f5" draw:textarea-horizontal-align="center" draw:textarea-vertical-align="middle" fo:padding-top="0.14cm" fo:padding-bottom="0.14cm" fo:padding-left="0.265cm" fo:padding-right="0.265cm" loext:decorative="false"/>
    </style:style>
    <style:style style:name="P1" style:family="paragraph">
      <style:paragraph-properties fo:text-align="center"/>
      <style:text-properties fo:color="#42a5f5" loext:opacity="100%" style:font-name="IBM Plex Sans" fo:font-style="normal" fo:font-weight="normal"/>
    </style:style>
    <style:style style:name="P2" style:family="paragraph">
      <loext:graphic-properties draw:fill="none" draw:fill-color="#ffffff"/>
      <style:paragraph-properties fo:text-align="center"/>
      <style:text-properties fo:color="#42a5f5" loext:opacity="100%" style:font-name="IBM Plex Sans" fo:font-size="10pt" fo:font-style="normal" fo:font-weight="normal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  <style:text-properties style:font-name="IBM Plex Sans" fo:font-size="10pt" fo:font-style="normal" fo:font-weight="normal"/>
    </style:style>
    <style:style style:name="P4" style:family="paragraph">
      <style:paragraph-properties fo:text-align="center"/>
      <style:text-properties style:font-name="IBM Plex Sans" fo:font-style="normal" fo:font-weight="normal"/>
    </style:style>
    <style:style style:name="P5" style:family="paragraph">
      <loext:graphic-properties draw:fill="none" draw:fill-color="#ffffff"/>
      <style:paragraph-properties fo:text-align="center"/>
      <style:text-properties style:use-window-font-color="true" loext:opacity="0%" style:font-name="IBM Plex Sans" fo:font-size="10pt" fo:font-style="normal" fo:font-weight="normal" style:font-size-asian="8pt" style:font-weight-asian="bold" style:font-size-complex="8pt" style:font-weight-complex="bold"/>
    </style:style>
    <style:style style:name="P6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42a5f5"/>
      <style:paragraph-properties fo:text-align="center"/>
    </style:style>
    <style:style style:name="P10" style:family="paragraph">
      <style:paragraph-properties fo:text-align="center"/>
      <style:text-properties fo:color="#ef5350" loext:opacity="100%" style:font-name="IBM Plex Sans" fo:font-style="normal" fo:font-weight="normal"/>
    </style:style>
    <style:style style:name="P11" style:family="paragraph">
      <loext:graphic-properties draw:fill="none" draw:fill-color="#ffffff"/>
      <style:paragraph-properties fo:text-align="center"/>
      <style:text-properties fo:color="#ef5350" loext:opacity="100%" style:font-name="IBM Plex Sans" fo:font-size="10pt" fo:font-style="normal" fo:font-weight="normal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loext:opacity="0%" style:font-name="IBM Plex Sans" fo:font-size="8pt" fo:font-style="normal" fo:font-weight="normal" style:font-size-asian="6pt" style:font-weight-asian="bold" style:font-size-complex="6pt" style:font-weight-complex="bold"/>
    </style:style>
    <style:style style:name="T1" style:family="text">
      <style:text-properties fo:font-size="10pt" style:font-size-asian="10pt" style:font-weight-asian="bold" style:font-size-complex="10pt" style:font-weight-complex="bold"/>
    </style:style>
    <style:style style:name="T2" style:family="text">
      <style:text-properties style:use-window-font-color="true" loext:opacity="0%" fo:font-size="10pt" style:font-size-asian="8pt" style:font-weight-asian="bold" style:font-size-complex="8pt" style:font-weight-complex="bold"/>
    </style:style>
    <style:style style:name="T3" style:family="text">
      <style:text-properties style:use-window-font-color="true" loext:opacity="0%" fo:font-size="8p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83cm" svg:height="1.165cm" svg:x="0.045cm" svg:y="2.575cm">
          <draw:text-box>
            <text:p text:style-name="P1"><text:span text:style-name="T1">domaine de</text:span><text:span text:style-name="T1"><text:line-break/></text:span><text:span text:style-name="T1">diffusion A</text:span></text:p>
          </draw:text-box>
        </draw:frame>
        <draw:custom-shape draw:style-name="gr2" draw:text-style-name="P3" draw:layer="layout" svg:width="4.75cm" svg:height="3.073cm" svg:x="0.125cm" svg:y="3.6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" draw:layer="layout" svg:width="1.984cm" svg:height="0.708cm" svg:x="4.375cm" svg:y="2.35cm">
          <draw:text-box>
            <text:p text:style-name="P4"><text:span text:style-name="T2">routeur</text:span></text:p>
          </draw:text-box>
        </draw:frame>
        <draw:frame draw:style-name="gr3" draw:text-style-name="P2" draw:layer="layout" svg:width="1.984cm" svg:height="0.708cm" svg:x="0.05cm" svg:y="6.073cm">
          <draw:text-box>
            <text:p text:style-name="P1"><text:span text:style-name="T1">hôte A1</text:span></text:p>
          </draw:text-box>
        </draw:frame>
        <draw:frame draw:style-name="gr3" draw:text-style-name="P2" draw:layer="layout" svg:width="1.984cm" svg:height="0.708cm" svg:x="2.775cm" svg:y="6.073cm">
          <draw:text-box>
            <text:p text:style-name="P1"><text:span text:style-name="T1">hôte A2</text:span></text:p>
          </draw:text-box>
        </draw:frame>
        <draw:frame draw:style-name="gr4" draw:text-style-name="P6" xml:id="id2" draw:id="id2" draw:layer="layout" svg:width="1.2cm" svg:height="1.2cm" svg:x="4.625cm" svg:y="1.375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5" draw:text-style-name="P7" xml:id="id1" draw:id="id1" draw:layer="layout" svg:width="1.1cm" svg:height="0.69cm" svg:x="4.675cm" svg:y="0.25cm">
          <draw:image xlink:href="Pictures/10000001000003D40000026A74C9AD17.png" xlink:type="simple" xlink:show="embed" xlink:actuate="onLoad" draw:mime-type="image/png">
            <text:p/>
          </draw:image>
        </draw:frame>
        <draw:connector draw:style-name="gr6" draw:text-style-name="P8" draw:layer="layout" draw:type="line" svg:x1="5.225cm" svg:y1="0.94cm" svg:x2="5.225cm" svg:y2="1.375cm" draw:start-shape="id1" draw:start-glue-point="2" draw:end-shape="id2" draw:end-glue-point="0" svg:d="M5225 940v435" svg:viewBox="0 0 1 436">
          <text:p/>
        </draw:connector>
        <draw:frame draw:style-name="gr4" draw:text-style-name="P8" xml:id="id3" draw:id="id3" draw:layer="layout" svg:width="1.2cm" svg:height="1.2cm" svg:x="1.8cm" svg:y="3.8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7" draw:text-style-name="P9" draw:layer="layout" svg:x1="2.4cm" svg:y1="3.8cm" svg:x2="4.625cm" svg:y2="1.975cm" draw:start-shape="id3" draw:start-glue-point="0" draw:end-shape="id2" draw:end-glue-point="3" svg:d="M2400 3800v-1825h2225" svg:viewBox="0 0 2226 1826">
          <text:p/>
        </draw:connector>
        <draw:frame draw:style-name="gr5" draw:text-style-name="P7" xml:id="id4" draw:id="id4" draw:layer="layout" svg:width="1cm" svg:height="1cm" svg:x="0.542cm" svg:y="5.25cm">
          <draw:image xlink:href="Pictures/1000000100000200000002005CA5A4DB.png" xlink:type="simple" xlink:show="embed" xlink:actuate="onLoad" draw:mime-type="image/png">
            <text:p/>
          </draw:image>
        </draw:frame>
        <draw:connector draw:style-name="gr7" draw:text-style-name="P9" draw:layer="layout" svg:x1="1.042cm" svg:y1="5.25cm" svg:x2="1.8cm" svg:y2="4.4cm" draw:start-shape="id4" draw:start-glue-point="0" draw:end-shape="id3" draw:end-glue-point="3" svg:d="M1042 5250v-850h758" svg:viewBox="0 0 759 851">
          <text:p/>
        </draw:connector>
        <draw:frame draw:style-name="gr5" draw:text-style-name="P7" xml:id="id5" draw:id="id5" draw:layer="layout" svg:width="1cm" svg:height="1cm" svg:x="3.267cm" svg:y="5.25cm">
          <draw:image xlink:href="Pictures/1000000100000200000002005CA5A4DB.png" xlink:type="simple" xlink:show="embed" xlink:actuate="onLoad" draw:mime-type="image/png">
            <text:p/>
          </draw:image>
        </draw:frame>
        <draw:connector draw:style-name="gr7" draw:text-style-name="P9" draw:layer="layout" svg:x1="3.767cm" svg:y1="5.25cm" svg:x2="3cm" svg:y2="4.4cm" draw:start-shape="id5" draw:start-glue-point="0" draw:end-shape="id3" draw:end-glue-point="1" svg:d="M3767 5250v-850h-767" svg:viewBox="0 0 768 851">
          <text:p/>
        </draw:connector>
        <draw:frame draw:style-name="gr1" draw:text-style-name="P11" draw:layer="layout" svg:width="2.83cm" svg:height="1.165cm" svg:x="8.545cm" svg:y="2.575cm">
          <draw:text-box>
            <text:p text:style-name="P10"><text:span text:style-name="T1">domaine de</text:span><text:span text:style-name="T1"><text:line-break/></text:span><text:span text:style-name="T1">diffusion B</text:span></text:p>
          </draw:text-box>
        </draw:frame>
        <draw:custom-shape draw:style-name="gr8" draw:text-style-name="P3" draw:layer="layout" svg:width="4.75cm" svg:height="3.073cm" svg:x="6.125cm" svg:y="3.6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11" draw:layer="layout" svg:width="1.984cm" svg:height="0.708cm" svg:x="6.05cm" svg:y="6.073cm">
          <draw:text-box>
            <text:p text:style-name="P10"><text:span text:style-name="T1">hôte B1</text:span></text:p>
          </draw:text-box>
        </draw:frame>
        <draw:frame draw:style-name="gr3" draw:text-style-name="P11" draw:layer="layout" svg:width="1.984cm" svg:height="0.708cm" svg:x="8.775cm" svg:y="6.073cm">
          <draw:text-box>
            <text:p text:style-name="P10"><text:span text:style-name="T1">hôte B2</text:span></text:p>
          </draw:text-box>
        </draw:frame>
        <draw:frame draw:style-name="gr4" draw:text-style-name="P8" xml:id="id6" draw:id="id6" draw:layer="layout" svg:width="1.2cm" svg:height="1.2cm" svg:x="7.8cm" svg:y="3.8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9" draw:text-style-name="P9" draw:layer="layout" svg:x1="8.4cm" svg:y1="3.8cm" svg:x2="5.825cm" svg:y2="1.975cm" draw:start-shape="id6" draw:start-glue-point="0" draw:end-shape="id2" draw:end-glue-point="1" svg:d="M8400 3800v-1825h-2575" svg:viewBox="0 0 2576 1826">
          <text:p/>
        </draw:connector>
        <draw:frame draw:style-name="gr5" draw:text-style-name="P7" xml:id="id7" draw:id="id7" draw:layer="layout" svg:width="1cm" svg:height="1cm" svg:x="6.542cm" svg:y="5.25cm">
          <draw:image xlink:href="Pictures/1000000100000200000002005CA5A4DB.png" xlink:type="simple" xlink:show="embed" xlink:actuate="onLoad" draw:mime-type="image/png">
            <text:p/>
          </draw:image>
        </draw:frame>
        <draw:connector draw:style-name="gr9" draw:text-style-name="P9" draw:layer="layout" svg:x1="7.042cm" svg:y1="5.25cm" svg:x2="7.8cm" svg:y2="4.4cm" draw:start-shape="id7" draw:start-glue-point="0" draw:end-shape="id6" draw:end-glue-point="3" svg:d="M7042 5250v-850h758" svg:viewBox="0 0 759 851">
          <text:p/>
        </draw:connector>
        <draw:frame draw:style-name="gr5" draw:text-style-name="P7" xml:id="id8" draw:id="id8" draw:layer="layout" svg:width="1cm" svg:height="1cm" svg:x="9.267cm" svg:y="5.25cm">
          <draw:image xlink:href="Pictures/1000000100000200000002005CA5A4DB.png" xlink:type="simple" xlink:show="embed" xlink:actuate="onLoad" draw:mime-type="image/png">
            <text:p/>
          </draw:image>
        </draw:frame>
        <draw:connector draw:style-name="gr9" draw:text-style-name="P9" draw:layer="layout" svg:x1="9.767cm" svg:y1="5.25cm" svg:x2="9cm" svg:y2="4.4cm" draw:start-shape="id8" draw:start-glue-point="0" draw:end-shape="id6" draw:end-glue-point="1" svg:d="M9767 5250v-850h-767" svg:viewBox="0 0 768 851">
          <text:p/>
        </draw:connector>
        <draw:frame draw:style-name="gr3" draw:text-style-name="P12" draw:layer="layout" svg:width="2.228cm" svg:height="0.662cm" svg:x="2.775cm" svg:y="3.75cm">
          <draw:text-box>
            <text:p text:style-name="P4"><text:span text:style-name="T3">commutateur</text:span></text:p>
          </draw:text-box>
        </draw:frame>
        <draw:frame draw:style-name="gr3" draw:text-style-name="P12" draw:layer="layout" svg:width="2.228cm" svg:height="0.662cm" svg:x="8.776cm" svg:y="3.75cm">
          <draw:text-box>
            <text:p text:style-name="P4"><text:span text:style-name="T3">commutateu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11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03-13T18:42:17</meta:creation-date>
    <dc:date>2025-09-20T15:46:03.371076000</dc:date>
    <meta:editing-duration>PT10H27M33S</meta:editing-duration>
    <meta:editing-cycles>41</meta:editing-cycles>
    <meta:generator>LibreOffice/25.8.1.1$MacOSX_X86_64 LibreOffice_project/54047653041915e595ad4e45cccea684809c77b5</meta:generator>
    <dc:creator>Philippe Latu</dc:creator>
    <meta:document-statistic meta:object-count="26"/>
  </office:meta>
</office:document-meta>
</file>